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74d1" officeooo:paragraph-rsid="00052f9d"/>
    </style:style>
    <style:style style:name="T1" style:family="text">
      <style:text-properties officeooo:rsid="001932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nciples <text:span text:style-name="T1">of the </text:span>DemocratRepublic <text:span text:style-name="T1">Party:</text:span></text:p>
      <text:p text:style-name="P1">...<text:span text:style-name="T1">embrace reality and deal with it by addressing tough issues head-on.*</text:span></text:p>
      <text:p text:style-name="P1">...<text:span text:style-name="T1">be radically open-minded and transparent.*</text:span></text:p>
      <text:p text:style-name="P1">...<text:span text:style-name="T1">look to nature to learn how reality works.*</text:span></text:p>
      <text:p text:style-name="P1">...bring both major parties together for meaningful discussions and solutions.</text:p>
      <text:p text:style-name="P1">...<text:span text:style-name="T1">solicit</text:span> feedback in an open manner from citizens and other party members.</text:p>
      <text:p text:style-name="P1"/>
      <text:p text:style-name="P1">* <text:span text:style-name="T1">Adapted from Principles by Ray Dali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4:40:21.712000000</meta:creation-date>
    <dc:date>2018-05-16T14:41:00.031000000</dc:date>
    <meta:editing-duration>PT38S</meta:editing-duration>
    <meta:editing-cycles>1</meta:editing-cycles>
    <meta:document-statistic meta:table-count="0" meta:image-count="0" meta:object-count="0" meta:page-count="1" meta:paragraph-count="7" meta:word-count="58" meta:character-count="396" meta:non-whitespace-character-count="345"/>
    <meta:generator>LibreOffice/4.3.4.1$Windows_x86 LibreOffice_project/bc356b2f991740509f321d70e4512a6a54c5f243</meta:generator>
  </office:meta>
</office:document-meta>
</file>